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4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6" style:family="paragraph" style:parent-style-name="Standard">
      <style:text-properties fo:font-size="12pt" officeooo:rsid="000f7376" officeooo:paragraph-rsid="000f7376" style:font-size-asian="12pt" style:font-size-complex="12pt"/>
    </style:style>
    <style:style style:name="P7" style:family="paragraph" style:parent-style-name="Standard">
      <style:text-properties fo:font-size="10pt" officeooo:paragraph-rsid="00228fd3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1ed9cf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fo:font-size="10pt" officeooo:rsid="001dfc46" officeooo:paragraph-rsid="001dfc46" style:font-size-asian="10pt" style:font-size-complex="10pt"/>
    </style:style>
    <style:style style:name="P18" style:family="paragraph" style:parent-style-name="Standard" style:list-style-name="L1">
      <style:text-properties fo:font-size="10pt" officeooo:paragraph-rsid="000ba387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pt" officeooo:paragraph-rsid="000ba387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0ba387" officeooo:paragraph-rsid="000ba387" style:font-size-asian="14pt" style:font-size-complex="14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1c14ff" style:font-size-asian="12pt" style:font-size-complex="12pt"/>
    </style:style>
    <style:style style:name="T7" style:family="text">
      <style:text-properties fo:font-size="12pt" officeooo:rsid="0022b831" style:font-size-asian="12pt" style:font-size-complex="12pt"/>
    </style:style>
    <style:style style:name="T8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7405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86b29"/>
    </style:style>
    <style:style style:name="T14" style:family="text">
      <style:text-properties officeooo:rsid="000ba387"/>
    </style:style>
    <style:style style:name="T15" style:family="text">
      <style:text-properties officeooo:rsid="0035fb39"/>
    </style:style>
    <style:style style:name="T16" style:family="text">
      <style:text-properties officeooo:rsid="000e7405"/>
    </style:style>
    <style:style style:name="T17" style:family="text">
      <style:text-properties officeooo:rsid="001c14ff"/>
    </style:style>
    <style:style style:name="T18" style:family="text">
      <style:text-properties officeooo:rsid="0022b831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 loext:mime-type="image/png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15">Μοίρες,</text:span> <text:span text:style-name="T13">[PD]</text:span>/<text:span text:style-name="T13">[PM]/[PY]</text:span></text:p>
            <text:p text:style-name="P14"/>
            <text:p text:style-name="P14">Aριθμός πρωτοκόλλου: <text:span text:style-name="T13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4">Αρίθμ. Απόφασης <text:span text:style-name="T13">[DNO]</text:span>/<text:span text:style-name="T13">[DY]</text:span></text:p>
          </table:table-cell>
        </table:table-row>
      </table:table>
      <text:p text:style-name="P1"/>
      <text:p text:style-name="P2"><text:span text:style-name="T9">Θέμα</text:span>: <text:span text:style-name="T11">Χορήγηση γονικής άδειας του Ν.3528/07 με <text:s/>αποδοχές</text:span></text:p>
      <text:p text:style-name="P2"><text:span text:style-name="T11"/></text:p>
      <text:p text:style-name="P3">Έχοντας υπόψη </text:p>
      <text:list xml:id="list1805605691" text:style-name="L1">
        <text:list-item>
          <text:p text:style-name="P17">Τις <text:s/>διατάξεις των <text:s/>άρθρων <text:s/>2 και 53 παρ. 6 του <text:s/>Ν.3528/07 (ΦΕΚ 26/9.2.2007 τ.Α)</text:p>
        </text:list-item>
        <text:list-item>
          <text:p text:style-name="P17">Την τροποποίηση των διατάξεων του άρθρου 53, παρ. 6-7, του Ν. 3528/2007 (ΦΕΚ 26 τ.Α) του υπαλληλικού κώδικα από τον Ν. 4210/2013 και την ενσωμάτωση της οδηγίας 2010/18/ΕΕ του Ευρωπαϊκού Συμβουλίου στην Εθνική Νομοθεσία με τις διατάξεις του Κεφαλαίου ΣΤ΄ του Ν. 4075/2012Την με αριθμό 74275/Δ2/10.07.2007 εγκύκλιο του <text:s/>ΥΠ.Π.Δ.Β.Μ.Θ</text:p>
        </text:list-item>
        <text:list-item>
          <text:p text:style-name="P17">Τις με αριθμό Φ.351.5/85/162843/Δ1/08-10-2014 εγκύκλιους του Υ.ΠΑΙ.Θ. </text:p>
        </text:list-item>
        <text:list-item>
          <text:p text:style-name="P17">Τις διατάξεις του Ν. 2986/13-02-2002 (ΦΕΚ 24 τ.Α) για την οργάνωση των περιφερειακών υπηρεσιών της Π.Ε. και της Δ.Ε.</text:p>
        </text:list-item>
        <text:list-item>
          <text:p text:style-name="P17">Την ΔΙΔΑΔ/Φ.51/538/12254/14-5-2007 εγκύκλιο του Υπουργείου Εσωτερικών</text:p>
        </text:list-item>
        <text:list-item>
          <text:p text:style-name="P17">Την υπ΄ αριθμ. Φ.351.5/43/67822/Δ1/5-5-2014 (ΑΔΑ: ΒΙΦΓ9 - 4ΘΑ) εγκύκλιο του Υ.ΠΑΙ.Θ. σχετική με τις <text:s/>«Άδειες εκπαιδευτικών Πρωτοβάθμιας και Δευτεροβάθμιας Εκπαίδευσης» <text:s text:c="3"/></text:p>
        </text:list-item>
        <text:list-item>
          <text:p text:style-name="P17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</text:p>
        </text:list-item>
        <text:list-item>
          <text:p text:style-name="P17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όπως συμπληρώθηκε από το εδάφιο κδ’ της υπ. Αριθμ. Φ.353.1/3/102865/Δ1/4-10-2005 Υ.Α</text:p>
        </text:list-item>
        <text:list-item>
          <text:p text:style-name="P17">Τη με αριθμό Φ353.1/26/153324/Δ1/25-09-2014 (ΦΕΚ 2648 <text:s/>τ. Β΄ /07-10-2014), <text:s/>Υπουργική Απόφαση (καθήκοντα και αρμοδιότητες Διευθυντών Σχολικών Μονάδων) με την οποία τροποποιείται η με αριθμό Φ353.1/324/105657/Δ1/08-10-2002 (ΦΕΚ 1340 τ. Β΄/16-10-2002) Υπουργική Απόφαση</text:p>
        </text:list-item>
        <text:list-item>
          <text:p text:style-name="P18"><text:span text:style-name="T14">Την από </text:span><text:span text:style-name="T10">[DATE_OF_REQUEST]</text:span><text:span text:style-name="T14"> και με αριθμ. πρωτ. </text:span><text:span text:style-name="T10">[PROTOCOL_OF_REQUEST]</text:span><text:span text:style-name="T14"> αίτηση [TOY] </text:span><text:span text:style-name="T9">[LAST_NAME_GEN] [FIRST_NAME_GEN]</text:span><text:span text:style-name="T14"> του </text:span><text:span text:style-name="T10">[FATHER_NAME_GEN]</text:span><text:span text:style-name="T14">, εκπαιδευτικού λειτουργού κλάδου </text:span><text:span text:style-name="T10">[SPECIALTY]</text:span><text:span text:style-name="T14">. <text:s/></text:span></text:p>
        </text:list-item>
      </text:list>
      <text:p text:style-name="P7"><text:s/>[EXTRA_DOCUMENT_1]</text:p>
      <text:p text:style-name="P7"><text:s/>[EXTRA_DOCUMENT_2]</text:p>
      <text:p text:style-name="P7"><text:s/>[EXTRA_DOCUMENT_3]</text:p>
      <text:p text:style-name="P21"><text:span text:style-name="T12">ΑΠΟΦΑΣΙΖΟΥΜΕ</text:span></text:p>
      <text:p text:style-name="P21"><text:span text:style-name="T12"/></text:p>
      <text:p text:style-name="P19"><text:span text:style-name="T14">Χορηγούμε [STON]</text:span><text:span text:style-name="T9"> [LAST_NAME_AIT] [FIRST_NAME_AIT]</text:span><text:span text:style-name="T14"> του </text:span><text:span text:style-name="T10">[FATHER_NAME_GEN],</text:span><text:span text:style-name="T14"> εκπαιδευτικό κλάδου </text:span><text:span text:style-name="T10">[SPECIALTY]</text:span><text:span text:style-name="T14">, </text:span><text:span text:style-name="T10">[DAYS_DURATION]</text:span><text:span text:style-name="T14"> ΓΟΝΙΚΗ άδεια απουσίας με αποδοχές από </text:span><text:span text:style-name="T10">[STARTING_DATE]</text:span><text:span text:style-name="T14"> έως και </text:span><text:span text:style-name="T10">[ENDING_DATE]</text:span><text:span text:style-name="T14"> για τους λόγους που αναφέρονται στην αίτησή [TOY]. </text:span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4"/>
          </table:table-cell>
          <table:table-cell table:style-name="Πίνακας2.A1" office:value-type="string">
            <text:p text:style-name="P5">[MANAGER]</text:p>
            <text:p text:style-name="P5"/>
          </table:table-cell>
        </table:table-row>
        <table:table-row>
          <table:table-cell table:style-name="Πίνακας2.A1" office:value-type="string">
            <text:p text:style-name="P6"/>
          </table:table-cell>
          <table:table-cell table:style-name="Πίνακας2.B2" office:value-type="string">
            <text:p text:style-name="P8"/>
            <text:p text:style-name="P8">[MANAGER_FULL_NAME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8-02-15T11:48:48.609579597</dc:date>
    <dc:creator>Ιωάννης Χαριτάκης</dc:creator>
    <meta:editing-duration>PT3H20M17S</meta:editing-duration>
    <meta:editing-cycles>19</meta:editing-cycles>
    <meta:generator>LibreOffice/6.0.1.1$Linux_X86_64 LibreOffice_project/0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4" meta:word-count="316" meta:character-count="2552" meta:non-whitespace-character-count="2254"/>
  </office:meta>
</office:document-meta>
</file>